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22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8" table:default-cell-style-name="ce4"/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A_bin</text:p>
          </table:table-cell>
          <table:table-cell table:style-name="ce1" office:value-type="string">
            <text:p>B_bin</text:p>
          </table:table-cell>
          <table:table-cell table:style-name="ce5" office:value-type="string">
            <text:p>Result_bin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3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4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5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6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7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8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9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10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0">
            <text:p>0000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11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1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1">
            <text:p>1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13];8)" office:value-type="string" office:string-value="00000001">
            <text:p>00000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2">
            <text:p>2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14];8)" office:value-type="string" office:string-value="00000010">
            <text:p>0000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3">
            <text:p>3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15];8)" office:value-type="string" office:string-value="00000011">
            <text:p>00000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4">
            <text:p>4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16];8)" office:value-type="string" office:string-value="00000100">
            <text:p>000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5">
            <text:p>5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17];8)" office:value-type="string" office:string-value="00000101">
            <text:p>00000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6">
            <text:p>6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18];8)" office:value-type="string" office:string-value="00000110">
            <text:p>0000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7">
            <text:p>7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19];8)" office:value-type="string" office:string-value="00000111">
            <text:p>00000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8">
            <text:p>8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20];8)" office:value-type="string" office:string-value="00001000">
            <text:p>00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9">
            <text:p>9</text:p>
          </table:table-cell>
          <table:table-cell table:style-name="ce2" table:formula="of:=DEC2BIN('A';4)" office:value-type="string" office:string-value="0001">
            <text:p>0001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21];8)" office:value-type="string" office:string-value="00001001">
            <text:p>00001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2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2">
            <text:p>2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23];8)" office:value-type="string" office:string-value="00000010">
            <text:p>0000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4">
            <text:p>4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24];8)" office:value-type="string" office:string-value="00000100">
            <text:p>000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6">
            <text:p>6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25];8)" office:value-type="string" office:string-value="00000110">
            <text:p>0000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8">
            <text:p>8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26];8)" office:value-type="string" office:string-value="00001000">
            <text:p>00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10">
            <text:p>10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27];8)" office:value-type="string" office:string-value="00001010">
            <text:p>00001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12">
            <text:p>12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28];8)" office:value-type="string" office:string-value="00001100">
            <text:p>0000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14">
            <text:p>14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29];8)" office:value-type="string" office:string-value="00001110">
            <text:p>00001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16">
            <text:p>16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30];8)" office:value-type="string" office:string-value="00010000">
            <text:p>0001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18">
            <text:p>18</text:p>
          </table:table-cell>
          <table:table-cell table:style-name="ce2" table:formula="of:=DEC2BIN('A';4)" office:value-type="string" office:string-value="0010">
            <text:p>0010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31];8)" office:value-type="string" office:string-value="00010010">
            <text:p>0001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3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3">
            <text:p>3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33];8)" office:value-type="string" office:string-value="00000011">
            <text:p>00000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6">
            <text:p>6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34];8)" office:value-type="string" office:string-value="00000110">
            <text:p>0000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9">
            <text:p>9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35];8)" office:value-type="string" office:string-value="00001001">
            <text:p>00001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12">
            <text:p>12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36];8)" office:value-type="string" office:string-value="00001100">
            <text:p>0000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15">
            <text:p>15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37];8)" office:value-type="string" office:string-value="00001111">
            <text:p>00001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18">
            <text:p>18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38];8)" office:value-type="string" office:string-value="00010010">
            <text:p>0001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21">
            <text:p>21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39];8)" office:value-type="string" office:string-value="00010101">
            <text:p>00010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24">
            <text:p>24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40];8)" office:value-type="string" office:string-value="00011000">
            <text:p>000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27">
            <text:p>27</text:p>
          </table:table-cell>
          <table:table-cell table:style-name="ce2" table:formula="of:=DEC2BIN('A';4)" office:value-type="string" office:string-value="0011">
            <text:p>0011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41];8)" office:value-type="string" office:string-value="00011011">
            <text:p>00011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4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4">
            <text:p>4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43];8)" office:value-type="string" office:string-value="00000100">
            <text:p>000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8">
            <text:p>8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44];8)" office:value-type="string" office:string-value="00001000">
            <text:p>00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12">
            <text:p>12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45];8)" office:value-type="string" office:string-value="00001100">
            <text:p>0000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16">
            <text:p>16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46];8)" office:value-type="string" office:string-value="00010000">
            <text:p>0001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20">
            <text:p>20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47];8)" office:value-type="string" office:string-value="00010100">
            <text:p>0001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24">
            <text:p>24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48];8)" office:value-type="string" office:string-value="00011000">
            <text:p>000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28">
            <text:p>28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49];8)" office:value-type="string" office:string-value="00011100">
            <text:p>0001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32">
            <text:p>32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50];8)" office:value-type="string" office:string-value="00100000">
            <text:p>001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36">
            <text:p>36</text:p>
          </table:table-cell>
          <table:table-cell table:style-name="ce2" table:formula="of:=DEC2BIN('A';4)" office:value-type="string" office:string-value="0100">
            <text:p>0100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51];8)" office:value-type="string" office:string-value="00100100">
            <text:p>001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5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5">
            <text:p>5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53];8)" office:value-type="string" office:string-value="00000101">
            <text:p>00000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10">
            <text:p>10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54];8)" office:value-type="string" office:string-value="00001010">
            <text:p>00001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15">
            <text:p>15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55];8)" office:value-type="string" office:string-value="00001111">
            <text:p>00001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20">
            <text:p>20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56];8)" office:value-type="string" office:string-value="00010100">
            <text:p>0001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25">
            <text:p>25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57];8)" office:value-type="string" office:string-value="00011001">
            <text:p>00011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30">
            <text:p>30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58];8)" office:value-type="string" office:string-value="00011110">
            <text:p>00011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35">
            <text:p>35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59];8)" office:value-type="string" office:string-value="00100011">
            <text:p>00100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40">
            <text:p>40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60];8)" office:value-type="string" office:string-value="00101000">
            <text:p>001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45">
            <text:p>45</text:p>
          </table:table-cell>
          <table:table-cell table:style-name="ce2" table:formula="of:=DEC2BIN('A';4)" office:value-type="string" office:string-value="0101">
            <text:p>0101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61];8)" office:value-type="string" office:string-value="00101101">
            <text:p>00101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6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6">
            <text:p>6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63];8)" office:value-type="string" office:string-value="00000110">
            <text:p>0000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12">
            <text:p>12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64];8)" office:value-type="string" office:string-value="00001100">
            <text:p>0000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18">
            <text:p>18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65];8)" office:value-type="string" office:string-value="00010010">
            <text:p>0001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24">
            <text:p>24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66];8)" office:value-type="string" office:string-value="00011000">
            <text:p>000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30">
            <text:p>30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67];8)" office:value-type="string" office:string-value="00011110">
            <text:p>00011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36">
            <text:p>36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68];8)" office:value-type="string" office:string-value="00100100">
            <text:p>001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42">
            <text:p>42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69];8)" office:value-type="string" office:string-value="00101010">
            <text:p>00101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48">
            <text:p>48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70];8)" office:value-type="string" office:string-value="00110000">
            <text:p>0011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54">
            <text:p>54</text:p>
          </table:table-cell>
          <table:table-cell table:style-name="ce2" table:formula="of:=DEC2BIN('A';4)" office:value-type="string" office:string-value="0110">
            <text:p>0110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71];8)" office:value-type="string" office:string-value="00110110">
            <text:p>0011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7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7">
            <text:p>7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73];8)" office:value-type="string" office:string-value="00000111">
            <text:p>00000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14">
            <text:p>14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74];8)" office:value-type="string" office:string-value="00001110">
            <text:p>00001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21">
            <text:p>21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75];8)" office:value-type="string" office:string-value="00010101">
            <text:p>00010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28">
            <text:p>28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76];8)" office:value-type="string" office:string-value="00011100">
            <text:p>00011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35">
            <text:p>35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77];8)" office:value-type="string" office:string-value="00100011">
            <text:p>00100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42">
            <text:p>42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78];8)" office:value-type="string" office:string-value="00101010">
            <text:p>00101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49">
            <text:p>49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79];8)" office:value-type="string" office:string-value="00110001">
            <text:p>00110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56">
            <text:p>56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80];8)" office:value-type="string" office:string-value="00111000">
            <text:p>001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63">
            <text:p>63</text:p>
          </table:table-cell>
          <table:table-cell table:style-name="ce2" table:formula="of:=DEC2BIN('A';4)" office:value-type="string" office:string-value="0111">
            <text:p>0111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81];8)" office:value-type="string" office:string-value="00111111">
            <text:p>00111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8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8">
            <text:p>8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83];8)" office:value-type="string" office:string-value="00001000">
            <text:p>00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16">
            <text:p>16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84];8)" office:value-type="string" office:string-value="00010000">
            <text:p>0001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24">
            <text:p>24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85];8)" office:value-type="string" office:string-value="00011000">
            <text:p>000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32">
            <text:p>32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86];8)" office:value-type="string" office:string-value="00100000">
            <text:p>001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40">
            <text:p>40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87];8)" office:value-type="string" office:string-value="00101000">
            <text:p>001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48">
            <text:p>48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88];8)" office:value-type="string" office:string-value="00110000">
            <text:p>0011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56">
            <text:p>56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89];8)" office:value-type="string" office:string-value="00111000">
            <text:p>0011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64">
            <text:p>64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90];8)" office:value-type="string" office:string-value="01000000">
            <text:p>01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table:formula="of:='A'*'B'" office:value-type="float" office:value="72">
            <text:p>72</text:p>
          </table:table-cell>
          <table:table-cell table:style-name="ce2" table:formula="of:=DEC2BIN('A';4)" office:value-type="string" office:string-value="1000">
            <text:p>1000</text:p>
          </table:table-cell>
          <table:table-cell table:style-name="ce2" table:formula="of:=DEC2BIN('B';4)" office:value-type="string" office:string-value="1001">
            <text:p>1001</text:p>
          </table:table-cell>
          <table:table-cell table:style-name="ce2" table:formula="of:=DEC2BIN([.C91];8)" office:value-type="string" office:string-value="01001000">
            <text:p>01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table:formula="of:='A'*'B'" office:value-type="float" office:value="0">
            <text:p>0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000">
            <text:p>0000</text:p>
          </table:table-cell>
          <table:table-cell table:style-name="ce2" table:formula="of:=DEC2BIN([.C92];8)" office:value-type="string" office:string-value="00000000">
            <text:p>00000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table:formula="of:='A'*'B'" office:value-type="float" office:value="9">
            <text:p>9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001">
            <text:p>0001</text:p>
          </table:table-cell>
          <table:table-cell table:style-name="ce2" table:formula="of:=DEC2BIN([.C93];8)" office:value-type="string" office:string-value="00001001">
            <text:p>00001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table:formula="of:='A'*'B'" office:value-type="float" office:value="18">
            <text:p>18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010">
            <text:p>0010</text:p>
          </table:table-cell>
          <table:table-cell table:style-name="ce2" table:formula="of:=DEC2BIN([.C94];8)" office:value-type="string" office:string-value="00010010">
            <text:p>000100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table:formula="of:='A'*'B'" office:value-type="float" office:value="27">
            <text:p>27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011">
            <text:p>0011</text:p>
          </table:table-cell>
          <table:table-cell table:style-name="ce2" table:formula="of:=DEC2BIN([.C95];8)" office:value-type="string" office:string-value="00011011">
            <text:p>000110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table:formula="of:='A'*'B'" office:value-type="float" office:value="36">
            <text:p>36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100">
            <text:p>0100</text:p>
          </table:table-cell>
          <table:table-cell table:style-name="ce2" table:formula="of:=DEC2BIN([.C96];8)" office:value-type="string" office:string-value="00100100">
            <text:p>001001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table:formula="of:='A'*'B'" office:value-type="float" office:value="45">
            <text:p>45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101">
            <text:p>0101</text:p>
          </table:table-cell>
          <table:table-cell table:style-name="ce2" table:formula="of:=DEC2BIN([.C97];8)" office:value-type="string" office:string-value="00101101">
            <text:p>001011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table:formula="of:='A'*'B'" office:value-type="float" office:value="54">
            <text:p>54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110">
            <text:p>0110</text:p>
          </table:table-cell>
          <table:table-cell table:style-name="ce2" table:formula="of:=DEC2BIN([.C98];8)" office:value-type="string" office:string-value="00110110">
            <text:p>001101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table:formula="of:='A'*'B'" office:value-type="float" office:value="63">
            <text:p>63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0111">
            <text:p>0111</text:p>
          </table:table-cell>
          <table:table-cell table:style-name="ce2" table:formula="of:=DEC2BIN([.C99];8)" office:value-type="string" office:string-value="00111111">
            <text:p>0011111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table:formula="of:='A'*'B'" office:value-type="float" office:value="72">
            <text:p>72</text:p>
          </table:table-cell>
          <table:table-cell table:style-name="ce2" table:formula="of:=DEC2BIN('A';4)" office:value-type="string" office:string-value="1001">
            <text:p>1001</text:p>
          </table:table-cell>
          <table:table-cell table:style-name="ce2" table:formula="of:=DEC2BIN('B';4)" office:value-type="string" office:string-value="1000">
            <text:p>1000</text:p>
          </table:table-cell>
          <table:table-cell table:style-name="ce2" table:formula="of:=DEC2BIN([.C100];8)" office:value-type="string" office:string-value="01001000">
            <text:p>0100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3" table:formula="of:='A'*'B'" office:value-type="float" office:value="81">
            <text:p>81</text:p>
          </table:table-cell>
          <table:table-cell table:style-name="ce3" table:formula="of:=DEC2BIN('A';4)" office:value-type="string" office:string-value="1001">
            <text:p>1001</text:p>
          </table:table-cell>
          <table:table-cell table:style-name="ce3" table:formula="of:=DEC2BIN('B';4)" office:value-type="string" office:string-value="1001">
            <text:p>1001</text:p>
          </table:table-cell>
          <table:table-cell table:style-name="ce3" table:formula="of:=DEC2BIN([.C101];8)" office:value-type="string" office:string-value="01010001">
            <text:p>01010001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 table:number-rows-repeated="96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2" table:number-rows-repeated="653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lanilha2" table:style-name="ta1" table:print="false">
        <table:table-column table:style-name="co1" table:number-columns-repeated="5" table:default-cell-style-name="ce2"/>
        <table:table-row table:style-name="ro3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A_bin</text:p>
          </table:table-cell>
          <table:table-cell table:style-name="ce1" office:value-type="string">
            <text:p>B_bin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0">
            <text:p>0000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f:='A'*'B'" office:value-type="float" office:value="1">
            <text:p>1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'A'*'B'" office:value-type="float" office:value="2">
            <text:p>2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'A'*'B'" office:value-type="float" office:value="3">
            <text:p>3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'A'*'B'" office:value-type="float" office:value="5">
            <text:p>5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'A'*'B'" office:value-type="float" office:value="7">
            <text:p>7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'A'*'B'" office:value-type="float" office:value="11">
            <text:p>11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'A'*'B'" office:value-type="float" office:value="13">
            <text:p>13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001">
            <text:p>0001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'A'*'B'" office:value-type="float" office:value="2">
            <text:p>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'A'*'B'" office:value-type="float" office:value="22">
            <text:p>22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'A'*'B'" office:value-type="float" office:value="26">
            <text:p>26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010">
            <text:p>0010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'A'*'B'" office:value-type="float" office:value="3">
            <text:p>3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'A'*'B'" office:value-type="float" office:value="21">
            <text:p>21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'A'*'B'" office:value-type="float" office:value="27">
            <text:p>27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'A'*'B'" office:value-type="float" office:value="33">
            <text:p>33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'A'*'B'" office:value-type="float" office:value="39">
            <text:p>39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0011">
            <text:p>0011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'A'*'B'" office:value-type="float" office:value="4">
            <text:p>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'A'*'B'" office:value-type="float" office:value="32">
            <text:p>3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'A'*'B'" office:value-type="float" office:value="44">
            <text:p>44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'A'*'B'" office:value-type="float" office:value="52">
            <text:p>52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00">
            <text:p>0100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'A'*'B'" office:value-type="float" office:value="5">
            <text:p>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'A'*'B'" office:value-type="float" office:value="10">
            <text:p>1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'A'*'B'" office:value-type="float" office:value="15">
            <text:p>1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'A'*'B'" office:value-type="float" office:value="20">
            <text:p>2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  <table:table-cell table:formula="of:='A'*'B'" office:value-type="float" office:value="25">
            <text:p>2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'A'*'B'" office:value-type="float" office:value="35">
            <text:p>3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'A'*'B'" office:value-type="float" office:value="50">
            <text:p>5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'A'*'B'" office:value-type="float" office:value="55">
            <text:p>5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'A'*'B'" office:value-type="float" office:value="65">
            <text:p>6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'A'*'B'" office:value-type="float" office:value="75">
            <text:p>75</text:p>
          </table:table-cell>
          <table:table-cell table:formula="of:=DEC2BIN('A';4)" office:value-type="string" office:string-value="0101">
            <text:p>0101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'A'*'B'" office:value-type="float" office:value="6">
            <text:p>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'A'*'B'" office:value-type="float" office:value="12">
            <text:p>1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'A'*'B'" office:value-type="float" office:value="30">
            <text:p>3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'A'*'B'" office:value-type="float" office:value="54">
            <text:p>5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'A'*'B'" office:value-type="float" office:value="60">
            <text:p>6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'A'*'B'" office:value-type="float" office:value="66">
            <text:p>66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'A'*'B'" office:value-type="float" office:value="78">
            <text:p>78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0110">
            <text:p>0110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'A'*'B'" office:value-type="float" office:value="7">
            <text:p>7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'A'*'B'" office:value-type="float" office:value="14">
            <text:p>14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'A'*'B'" office:value-type="float" office:value="21">
            <text:p>21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'A'*'B'" office:value-type="float" office:value="28">
            <text:p>28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'A'*'B'" office:value-type="float" office:value="35">
            <text:p>35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'A'*'B'" office:value-type="float" office:value="42">
            <text:p>42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table:formula="of:='A'*'B'" office:value-type="float" office:value="49">
            <text:p>49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'A'*'B'" office:value-type="float" office:value="63">
            <text:p>63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'A'*'B'" office:value-type="float" office:value="70">
            <text:p>70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'A'*'B'" office:value-type="float" office:value="77">
            <text:p>77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'A'*'B'" office:value-type="float" office:value="84">
            <text:p>84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'A'*'B'" office:value-type="float" office:value="91">
            <text:p>91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'A'*'B'" office:value-type="float" office:value="98">
            <text:p>98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'A'*'B'" office:value-type="float" office:value="105">
            <text:p>105</text:p>
          </table:table-cell>
          <table:table-cell table:formula="of:=DEC2BIN('A';4)" office:value-type="string" office:string-value="0111">
            <text:p>0111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'A'*'B'" office:value-type="float" office:value="8">
            <text:p>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'A'*'B'" office:value-type="float" office:value="16">
            <text:p>1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'A'*'B'" office:value-type="float" office:value="24">
            <text:p>2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'A'*'B'" office:value-type="float" office:value="32">
            <text:p>3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'A'*'B'" office:value-type="float" office:value="40">
            <text:p>4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'A'*'B'" office:value-type="float" office:value="48">
            <text:p>4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'A'*'B'" office:value-type="float" office:value="56">
            <text:p>5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formula="of:='A'*'B'" office:value-type="float" office:value="64">
            <text:p>6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'A'*'B'" office:value-type="float" office:value="80">
            <text:p>8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'A'*'B'" office:value-type="float" office:value="88">
            <text:p>88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'A'*'B'" office:value-type="float" office:value="96">
            <text:p>96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'A'*'B'" office:value-type="float" office:value="104">
            <text:p>104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'A'*'B'" office:value-type="float" office:value="112">
            <text:p>112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'A'*'B'" office:value-type="float" office:value="120">
            <text:p>120</text:p>
          </table:table-cell>
          <table:table-cell table:formula="of:=DEC2BIN('A';4)" office:value-type="string" office:string-value="1000">
            <text:p>1000</text:p>
          </table:table-cell>
          <table:table-cell table:formula="of:=DEC2BIN('B';4)" office:value-type="string" office:string-value="1111">
            <text:p>11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'A'*'B'" office:value-type="float" office:value="0">
            <text:p>0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00">
            <text:p>00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'A'*'B'" office:value-type="float" office:value="9">
            <text:p>9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01">
            <text:p>00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'A'*'B'" office:value-type="float" office:value="18">
            <text:p>18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10">
            <text:p>00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'A'*'B'" office:value-type="float" office:value="27">
            <text:p>27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011">
            <text:p>00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'A'*'B'" office:value-type="float" office:value="36">
            <text:p>36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00">
            <text:p>01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'A'*'B'" office:value-type="float" office:value="45">
            <text:p>45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01">
            <text:p>01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'A'*'B'" office:value-type="float" office:value="54">
            <text:p>54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10">
            <text:p>01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'A'*'B'" office:value-type="float" office:value="63">
            <text:p>63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0111">
            <text:p>01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'A'*'B'" office:value-type="float" office:value="72">
            <text:p>72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00">
            <text:p>1000</text:p>
          </table:table-cell>
        </table:table-row>
        <table:table-row table:style-name="ro2">
          <table:table-cell table:number-columns-repeated="2" office:value-type="float" office:value="9">
            <text:p>9</text:p>
          </table:table-cell>
          <table:table-cell table:formula="of:='A'*'B'" office:value-type="float" office:value="81">
            <text:p>81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01">
            <text:p>10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'A'*'B'" office:value-type="float" office:value="90">
            <text:p>90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10">
            <text:p>101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'A'*'B'" office:value-type="float" office:value="99">
            <text:p>99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011">
            <text:p>101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'A'*'B'" office:value-type="float" office:value="108">
            <text:p>108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00">
            <text:p>110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'A'*'B'" office:value-type="float" office:value="117">
            <text:p>117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01">
            <text:p>110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'A'*'B'" office:value-type="float" office:value="126">
            <text:p>126</text:p>
          </table:table-cell>
          <table:table-cell table:formula="of:=DEC2BIN('A';4)" office:value-type="string" office:string-value="1001">
            <text:p>1001</text:p>
          </table:table-cell>
          <table:table-cell table:formula="of:=DEC2BIN('B';4)" office:value-type="string" office:string-value="1110">
            <text:p>1110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15">
            <text:p>15</text:p>
          </table:table-cell>
          <table:table-cell table:style-name="ce3" table:formula="of:='A'*'B'" office:value-type="float" office:value="135">
            <text:p>135</text:p>
          </table:table-cell>
          <table:table-cell table:style-name="ce3" table:formula="of:=DEC2BIN('A';4)" office:value-type="string" office:string-value="1001">
            <text:p>1001</text:p>
          </table:table-cell>
          <table:table-cell table:style-name="ce3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0">
            <text:p>1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20">
            <text:p>2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30">
            <text:p>3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40">
            <text:p>4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50">
            <text:p>5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60">
            <text:p>6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70">
            <text:p>7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80">
            <text:p>8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90">
            <text:p>9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00">
            <text:p>10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10">
            <text:p>11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20">
            <text:p>12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30">
            <text:p>13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140">
            <text:p>14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150">
            <text:p>150</text:p>
          </table:table-cell>
          <table:table-cell table:style-name="ce4" table:formula="of:=DEC2BIN('A';4)" office:value-type="string" office:string-value="1010">
            <text:p>1010</text:p>
          </table:table-cell>
          <table:table-cell table:style-name="ce4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1">
            <text:p>11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22">
            <text:p>22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33">
            <text:p>33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44">
            <text:p>44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55">
            <text:p>55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66">
            <text:p>66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77">
            <text:p>77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88">
            <text:p>88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99">
            <text:p>99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10">
            <text:p>110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21">
            <text:p>121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32">
            <text:p>132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43">
            <text:p>143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154">
            <text:p>154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165">
            <text:p>165</text:p>
          </table:table-cell>
          <table:table-cell table:style-name="ce4" table:formula="of:=DEC2BIN('A';4)" office:value-type="string" office:string-value="1011">
            <text:p>1011</text:p>
          </table:table-cell>
          <table:table-cell table:style-name="ce4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2">
            <text:p>12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24">
            <text:p>24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36">
            <text:p>36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48">
            <text:p>48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60">
            <text:p>60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72">
            <text:p>72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84">
            <text:p>84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96">
            <text:p>96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108">
            <text:p>108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20">
            <text:p>120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32">
            <text:p>132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44">
            <text:p>144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56">
            <text:p>156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168">
            <text:p>168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180">
            <text:p>180</text:p>
          </table:table-cell>
          <table:table-cell table:style-name="ce4" table:formula="of:=DEC2BIN('A';4)" office:value-type="string" office:string-value="1100">
            <text:p>1100</text:p>
          </table:table-cell>
          <table:table-cell table:style-name="ce4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3">
            <text:p>13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26">
            <text:p>26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39">
            <text:p>39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52">
            <text:p>52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65">
            <text:p>65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78">
            <text:p>78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91">
            <text:p>91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104">
            <text:p>104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117">
            <text:p>117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30">
            <text:p>130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43">
            <text:p>143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56">
            <text:p>156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69">
            <text:p>169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182">
            <text:p>182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195">
            <text:p>195</text:p>
          </table:table-cell>
          <table:table-cell table:style-name="ce4" table:formula="of:=DEC2BIN('A';4)" office:value-type="string" office:string-value="1101">
            <text:p>1101</text:p>
          </table:table-cell>
          <table:table-cell table:style-name="ce4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4">
            <text:p>14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28">
            <text:p>28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42">
            <text:p>42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56">
            <text:p>56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70">
            <text:p>70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84">
            <text:p>84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98">
            <text:p>98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112">
            <text:p>112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126">
            <text:p>126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40">
            <text:p>140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54">
            <text:p>154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68">
            <text:p>168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82">
            <text:p>182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196">
            <text:p>196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210">
            <text:p>210</text:p>
          </table:table-cell>
          <table:table-cell table:style-name="ce4" table:formula="of:=DEC2BIN('A';4)" office:value-type="string" office:string-value="1110">
            <text:p>1110</text:p>
          </table:table-cell>
          <table:table-cell table:style-name="ce4" table:formula="of:=DEC2BIN('B';4)" office:value-type="string" office:string-value="1111">
            <text:p>111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style-name="ce4" table:formula="of:='A'*'B'" office:value-type="float" office:value="0">
            <text:p>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000">
            <text:p>000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table:formula="of:='A'*'B'" office:value-type="float" office:value="15">
            <text:p>1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001">
            <text:p>000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table:formula="of:='A'*'B'" office:value-type="float" office:value="30">
            <text:p>3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010">
            <text:p>001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table:formula="of:='A'*'B'" office:value-type="float" office:value="45">
            <text:p>4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011">
            <text:p>001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4" table:formula="of:='A'*'B'" office:value-type="float" office:value="60">
            <text:p>6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100">
            <text:p>010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5">
            <text:p>5</text:p>
          </table:table-cell>
          <table:table-cell table:style-name="ce4" table:formula="of:='A'*'B'" office:value-type="float" office:value="75">
            <text:p>7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101">
            <text:p>010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6">
            <text:p>6</text:p>
          </table:table-cell>
          <table:table-cell table:style-name="ce4" table:formula="of:='A'*'B'" office:value-type="float" office:value="90">
            <text:p>9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110">
            <text:p>011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7">
            <text:p>7</text:p>
          </table:table-cell>
          <table:table-cell table:style-name="ce4" table:formula="of:='A'*'B'" office:value-type="float" office:value="105">
            <text:p>10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0111">
            <text:p>011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8">
            <text:p>8</text:p>
          </table:table-cell>
          <table:table-cell table:style-name="ce4" table:formula="of:='A'*'B'" office:value-type="float" office:value="120">
            <text:p>12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000">
            <text:p>100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4" table:formula="of:='A'*'B'" office:value-type="float" office:value="135">
            <text:p>13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001">
            <text:p>100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4" table:formula="of:='A'*'B'" office:value-type="float" office:value="150">
            <text:p>15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010">
            <text:p>101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1">
            <text:p>11</text:p>
          </table:table-cell>
          <table:table-cell table:style-name="ce4" table:formula="of:='A'*'B'" office:value-type="float" office:value="165">
            <text:p>16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011">
            <text:p>101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2">
            <text:p>12</text:p>
          </table:table-cell>
          <table:table-cell table:style-name="ce4" table:formula="of:='A'*'B'" office:value-type="float" office:value="180">
            <text:p>18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100">
            <text:p>110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3">
            <text:p>13</text:p>
          </table:table-cell>
          <table:table-cell table:style-name="ce4" table:formula="of:='A'*'B'" office:value-type="float" office:value="195">
            <text:p>19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101">
            <text:p>1101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table:formula="of:='A'*'B'" office:value-type="float" office:value="210">
            <text:p>210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110">
            <text:p>111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4" table:formula="of:='A'*'B'" office:value-type="float" office:value="225">
            <text:p>225</text:p>
          </table:table-cell>
          <table:table-cell table:style-name="ce4" table:formula="of:=DEC2BIN('A';4)" office:value-type="string" office:string-value="1111">
            <text:p>1111</text:p>
          </table:table-cell>
          <table:table-cell table:style-name="ce4" table:formula="of:=DEC2BIN('B';4)" office:value-type="string" office:string-value="1111">
            <text:p>1111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21/10/2010</text:date>, <text:time>22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10:38:59.57</meta:creation-date>
    <dc:date>2010-10-21T22:04:51.14</dc:date>
    <meta:editing-duration>PT00H19M37S</meta:editing-duration>
    <meta:editing-cycles>8</meta:editing-cycles>
    <meta:generator>BrOffice.org/3.2$Win32 OpenOffice.org_project/320m12$Build-9483</meta:generator>
    <meta:document-statistic meta:table-count="3" meta:cell-count="1891" meta:object-count="0"/>
  </office:meta>
</office:document-meta>
</file>